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ilDateTypeConverterImpl.getXPathQueryValue( ValueFactory valueFactory ,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tilDateTypeConverterImpl.getValue( ValueFactory valueFactory , Object prop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tilDateTypeConverterImpl.getObject( 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